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8e9a3" officeooo:paragraph-rsid="0018e9a3"/>
    </style:style>
    <style:style style:name="T1" style:family="text">
      <style:text-properties officeooo:rsid="00180a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 init </text:p>
      <text:p text:style-name="Standard"/>
      <text:p text:style-name="Standard">git add file1.txt file2.txt</text:p>
      <text:p text:style-name="Standard"/>
      <text:p text:style-name="Standard">git commit -m "Ajout de fichier file1.txt et file2.txt"</text:p>
      <text:p text:style-name="Standard"/>
      <text:p text:style-name="Standard">git add file3.txt file4.txt</text:p>
      <text:p text:style-name="Standard"/>
      <text:p text:style-name="Standard">git commit -m "Ajout de fichier file3.txt et file4.txt"<text:span text:style-name="T1">*</text:span></text:p>
      <text:p text:style-name="Standard"/>
      <text:p text:style-name="Standard">git add file5.txt file6.txt </text:p>
      <text:p text:style-name="Standard"/>
      <text:p text:style-name="Standard">git commit -m "Ajout de fichier file5.txt et file6.txt"</text:p>
      <text:p text:style-name="Standard"/>
      <text:p text:style-name="Standard">rm file2.txt</text:p>
      <text:p text:style-name="Standard"/>
      <text:p text:style-name="Standard">git rm --cached file3.txt </text:p>
      <text:p text:style-name="Standard"/>
      <text:p text:style-name="Standard">git rm file5.txt </text:p>
      <text:p text:style-name="Standard"/>
      <text:p text:style-name="Standard">git rm --cached file6.txt</text:p>
      <text:p text:style-name="Standard"/>
      <text:p text:style-name="Standard">git add file3.txt </text:p>
      <text:p text:style-name="Standard"/>
      <text:p text:style-name="Standard">git commit -m "rajout de file3.txt"</text:p>
      <text:p text:style-name="Standard"/>
      <text:p text:style-name="Standard">echo "*.log" &gt;&gt; .gitignore</text:p>
      <text:p text:style-name="Standard"/>
      <text:p text:style-name="Standard">echo "file6.txt" &gt;&gt; .gitignore </text:p>
      <text:p text:style-name="Standard"/>
      <text:p text:style-name="Standard">git add file6.txt file7.log</text:p>
      <text:p text:style-name="Standard"/>
      <text:p text:style-name="Standard">git commit -m "Test sur ajout de file6.txt et file7.log qui sont dans .gitignore"</text:p>
      <text:p text:style-name="Standard"/>
      <text:p text:style-name="Standard">git branch Branche1 </text:p>
      <text:p text:style-name="Standard"/>
      <text:p text:style-name="Standard">echo "file10.txt" &gt;&gt; .gitignore</text:p>
      <text:p text:style-name="Standard"/>
      <text:p text:style-name="Standard">git add file8.txt file9.txt file10.txt file11.log file12.txt file13.txt</text:p>
      <text:p text:style-name="Standard"/>
      <text:p text:style-name="Standard">git commit -m "Ajout de fichiers 8, 9, 12, 13 et test sur ajout de file10.txt, file11.log"</text:p>
      <text:p text:style-name="Standard"/>
      <text:p text:style-name="Standard">git checkout Branche1 </text:p>
      <text:p text:style-name="Standard"/>
      <text:p text:style-name="Standard">echo "file19.txt" &gt;&gt; .gitignore </text:p>
      <text:p text:style-name="Standard"/>
      <text:p text:style-name="Standard">git add file14.txt file15.txt file16.txt file17.log file18.txt file19.txt</text:p>
      <text:p text:style-name="Standard"/>
      <text:p text:style-name="Standard">git commit -m "Ajout de fichiers 14, 15, 16, 18 et test sur ajout de file17.log, file19.tx"</text:p>
      <text:p text:style-name="Standard"/>
      <text:p text:style-name="Standard">rm file15.txt</text:p>
      <text:p text:style-name="Standard"/>
      <text:p text:style-name="Standard"><text:soft-page-break/>git rm --cached file18.txt</text:p>
      <text:p text:style-name="Standard"/>
      <text:p text:style-name="Standard">git commit -m "Retrait de file18.txt des fichiers suivies" </text:p>
      <text:p text:style-name="Standard"/>
      <text:p text:style-name="Standard">git rm file14.txt </text:p>
      <text:p text:style-name="Standard"/>
      <text:p text:style-name="Standard">git checkout master</text:p>
      <text:p text:style-name="Standard"/>
      <text:p text:style-name="Standard">rm file8.txt</text:p>
      <text:p text:style-name="Standard"/>
      <text:p text:style-name="Standard">git rm --cached file9.txt </text:p>
      <text:p text:style-name="Standard"/>
      <text:p text:style-name="Standard">git commit -m "Retrait de file9.txt des fichiers suivies"</text:p>
      <text:p text:style-name="Standard"/>
      <text:p text:style-name="Standard">git rm file12.txt </text:p>
      <text:p text:style-name="Standard"/>
      <text:p text:style-name="P1">git commit -m "suppression de file12.txt" </text:p>
      <text:p text:style-name="P1"/>
      <text:p text:style-name="P1">git merge Branche1</text:p>
      <text:p text:style-name="Standard"/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5:46:38.372273573</meta:creation-date>
    <dc:date>2023-11-16T16:25:19.258449224</dc:date>
    <meta:editing-duration>PT38M40S</meta:editing-duration>
    <meta:editing-cycles>2</meta:editing-cycles>
    <meta:generator>LibreOffice/7.5.3.2$Linux_X86_64 LibreOffice_project/9f56dff12ba03b9acd7730a5a481eea045e468f3</meta:generator>
    <meta:document-statistic meta:table-count="0" meta:image-count="0" meta:object-count="0" meta:page-count="2" meta:paragraph-count="36" meta:word-count="205" meta:character-count="1293" meta:non-whitespace-character-count="1114"/>
  </office:meta>
</office:document-meta>
</file>